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sto MT" svg:font-family="'Calisto MT'" style:font-family-generic="roman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ibri2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listo MT1" svg:font-family="'Calisto M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start" style:justify-single-word="false">
        <style:tab-stops>
          <style:tab-stop style:position="1.5in" style:type="right"/>
          <style:tab-stop style:position="1.998in"/>
          <style:tab-stop style:position="2.461in"/>
        </style:tab-stops>
      </style:paragraph-properties>
      <style:text-properties fo:language="en" fo:country="US" officeooo:paragraph-rsid="0009eaf0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Standard">
      <style:paragraph-properties fo:margin-left="2in" fo:margin-right="0in" fo:line-height="0.2917in" fo:text-indent="0in" style:auto-text-indent="false"/>
    </style:style>
    <style:style style:name="P5" style:family="paragraph" style:parent-style-name="Standard">
      <style:paragraph-properties fo:margin-top="0in" fo:margin-bottom="0.111in" style:contextual-spacing="false" fo:line-height="108%">
        <style:tab-stops/>
      </style:paragraph-properties>
      <style:text-properties fo:language="de" fo:country="DE"/>
    </style:style>
    <style:style style:name="P6" style:family="paragraph" style:parent-style-name="Standard">
      <style:paragraph-properties fo:break-before="page"/>
    </style:style>
    <style:style style:name="P7" style:family="paragraph" style:parent-style-name="Name" style:master-page-name="First_20_Page">
      <style:paragraph-properties style:page-number="auto">
        <style:tab-stops>
          <style:tab-stop style:position="1.5in" style:type="right"/>
          <style:tab-stop style:position="1.9409in"/>
        </style:tab-stops>
      </style:paragraph-properties>
      <style:text-properties officeooo:paragraph-rsid="0009eaf0"/>
    </style:style>
    <style:style style:name="P8" style:family="paragraph" style:parent-style-name="Heading_20_1">
      <style:text-properties fo:language="de" fo:country="DE"/>
    </style:style>
    <style:style style:name="P9" style:family="paragraph" style:parent-style-name="List_20_Paragraph" style:list-style-name="WWNum1">
      <style:paragraph-properties fo:margin-left="2.25in" fo:margin-right="0in" fo:text-indent="0in" style:auto-text-indent="false"/>
    </style:style>
    <style:style style:name="P10" style:family="paragraph" style:parent-style-name="List_20_Paragraph" style:list-style-name="WWNum1">
      <style:paragraph-properties fo:margin-left="2.25in" fo:margin-right="0in" fo:text-indent="0in" style:auto-text-indent="false"/>
      <style:text-properties officeooo:paragraph-rsid="000eaea5"/>
    </style:style>
    <style:style style:name="P11" style:family="paragraph" style:parent-style-name="List_20_Paragraph" style:list-style-name="WWNum1">
      <style:paragraph-properties fo:margin-left="2.25in" fo:margin-right="0in" fo:text-indent="0in" style:auto-text-indent="false"/>
      <style:text-properties fo:language="de" fo:country="DE"/>
    </style:style>
    <style:style style:name="P12" style:family="paragraph" style:parent-style-name="List_20_Paragraph">
      <style:paragraph-properties fo:margin-left="2.25in" fo:margin-right="0in" fo:text-indent="0in" style:auto-text-indent="false"/>
      <style:text-properties officeooo:paragraph-rsid="000eaea5"/>
    </style:style>
    <style:style style:name="P13" style:family="paragraph" style:parent-style-name="Standard">
      <style:text-properties officeooo:paragraph-rsid="000eaea5"/>
    </style:style>
    <style:style style:name="T1" style:family="text">
      <style:text-properties fo:color="#c00000" loext:opacity="100%" fo:language="de" fo:country="DE"/>
    </style:style>
    <style:style style:name="T2" style:family="text">
      <style:text-properties fo:color="#c00000" loext:opacity="100%" style:font-name="Century Gothic" fo:font-size="36pt" fo:language="en" fo:country="US" fo:font-weight="bold" officeooo:rsid="0007c2c2" style:letter-kerning="true" style:font-name-asian="Calibri1" style:font-size-asian="36pt" style:language-asian="en" style:country-asian="US" style:font-weight-asian="bold" style:font-size-complex="36pt" style:language-complex="ar" style:country-complex="SA"/>
    </style:style>
    <style:style style:name="T3" style:family="text">
      <style:text-properties fo:language="de" fo:country="D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9eaf0"/>
    </style:style>
    <style:style style:name="T6" style:family="text">
      <style:text-properties style:font-name="Trebuchet MS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11049e"/>
    </style:style>
    <style:style style:name="T9" style:family="text">
      <style:text-properties officeooo:rsid="0007c2c2"/>
    </style:style>
    <style:style style:name="T10" style:family="text">
      <style:text-properties fo:color="#00000a" loext:opacity="100%" style:font-name="Century Gothic" fo:font-size="10pt" officeooo:rsid="0007c2c2" style:letter-kerning="true" style:font-name-asian="Calibri1" style:font-size-asian="10pt" style:language-asian="en" style:country-asian="US" style:font-size-complex="11pt" style:language-complex="ar" style:country-complex="SA"/>
    </style:style>
    <style:style style:name="T11" style:family="text">
      <style:text-properties style:font-name="Century Gothic1" fo:font-size="11pt" fo:language="en" fo:country="US" fo:font-weight="normal" officeooo:rsid="002fdfa9" style:font-name-asian="Calibri2" style:font-size-asian="11pt" style:font-weight-asian="normal" style:font-name-complex="Times New Roman" style:font-size-complex="11pt" style:font-weight-complex="normal"/>
    </style:style>
    <style:style style:name="T12" style:family="text">
      <style:text-properties style:font-name="Century Gothic1" fo:font-size="11pt" fo:language="en" fo:country="US" officeooo:rsid="0022fcf8" style:font-name-asian="Calibri2" style:font-size-asian="11pt" style:font-name-complex="Times New Roman" style:font-size-complex="11pt"/>
    </style:style>
    <style:style style:name="T13" style:family="text">
      <style:text-properties style:font-name="Century Gothic1" fo:font-size="11pt" fo:language="en" fo:country="US" officeooo:rsid="00172709" style:font-name-asian="Calibri2" style:font-size-asian="11pt" style:font-name-complex="Times New Roman" style:font-size-complex="11pt"/>
    </style:style>
    <style:style style:name="T14" style:family="text">
      <style:text-properties style:font-name="Century Gothic1" fo:font-size="11pt" fo:language="en" fo:country="US" officeooo:rsid="003021ff" style:font-name-asian="Calibri2" style:font-size-asian="11pt" style:font-name-complex="Times New Roman" style:font-size-complex="11pt"/>
    </style:style>
    <style:style style:name="T15" style:family="text">
      <style:text-properties officeooo:rsid="0011049e"/>
    </style:style>
    <style:style style:name="T16" style:family="text">
      <style:text-properties officeooo:rsid="0012dda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tab/><text:tab/></text:span><text:span text:style-name="T2">[NAME]</text:span></text:p>
      <text:p text:style-name="P2"><text:tab/><text:tab/><text:span text:style-name="T9">[PHONE]</text:span> – <text:span text:style-name="T10">[EMAIL] - [WEBSITE]</text:span></text:p>
      <text:p text:style-name="P1"/>
      <text:p text:style-name="P4"><text:span text:style-name="Highlighted_20_with_20_gray_20_Char"><text:span text:style-name="T5">[SHORT_DESCRIPTION] </text:span></text:span></text:p>
      <text:p text:style-name="Standard"/>
      <text:list xml:id="list2563181660" text:style-name="Outline">
        <text:list-item>
          <text:h text:style-name="Heading_20_1" text:outline-level="1"><text:tab/><text:tab/>ANSTELLUNGEN</text:h>
        </text:list-item>
      </text:list>
      <text:p text:style-name="Text_20_body"/>
      <text:section text:style-name="Sect1" text:name="experience-section">
        <text:p text:style-name="P13"><text:tab/><text:span text:style-name="T11">[CV_UNIT_START_DATE_YEAR]</text:span><text:span text:style-name="T12"> -</text:span><text:span text:style-name="T13"> </text:span><text:span text:style-name="T14">[CV_UNIT_END_DATE_YEAR]</text:span><text:tab/><text:span text:style-name="Red_20_Caps_20_Expanded"><text:span text:style-name="T8">[CV_UNIT_NAME] - </text:span></text:span><text:span text:style-name="T15">[CV_UNIT_COMPANY]</text:span></text:p>
        <text:list xml:id="list3991734308" text:style-name="WWNum1">
          <text:list-item>
            <text:p text:style-name="P10"><text:span text:style-name="T16">[CV_UNIT_CONTENT]</text:span></text:p>
          </text:list-item>
        </text:list>
        <text:p text:style-name="P12"/>
      </text:section>
      <text:p text:style-name="Text_20_body"/>
      <text:p text:style-name="Standard"/>
      <text:p text:style-name="P13"><text:tab/>2011 <text:span text:style-name="T6">– Heute</text:span><text:tab/><text:span text:style-name="Red_20_Caps_20_Expanded"><text:span text:style-name="T7">MARKETING DIREkTOR</text:span></text:span>- Global Holdings International GMBH</text:p>
      <text:list xml:id="list114829856198167" text:continue-numbering="true" text:style-name="WWNum1">
        <text:list-item>
          <text:p text:style-name="P9">Fusceiaculis, est quislacinia pretium, pedemetusmolestielacus, atgravidawisi ante an libero. </text:p>
        </text:list-item>
        <text:list-item>
          <text:p text:style-name="P9">Quisqueornareplaceratrisus. Ut molestie magna an mi.</text:p>
        </text:list-item>
      </text:list>
      <text:p text:style-name="Standard"/>
      <text:p text:style-name="Standard"><text:tab/><text:span text:style-name="T3">2008 - 2011<text:tab/></text:span><text:span text:style-name="Red_20_Caps_20_Expanded"><text:span text:style-name="T3">MARKETINGMANAGER</text:span></text:span><text:span text:style-name="T3"> - Lakewood Wholesale</text:span></text:p>
      <text:list xml:id="list114828977057268" text:continue-numbering="true" text:style-name="WWNum1">
        <text:list-item>
          <text:p text:style-name="P11">Suspendisse duipurus, scelerisqueat</text:p>
        </text:list-item>
        <text:list-item>
          <text:p text:style-name="P11">Avulputate vitae, pretium mattis, nunc. Mauriseqetnequeatsemvenenatis.</text:p>
        </text:list-item>
      </text:list>
      <text:p text:style-name="P3"/>
      <text:p text:style-name="Standard"><text:span text:style-name="T3"><text:tab/>2005 - 2008<text:tab/></text:span><text:span text:style-name="Red_20_Caps_20_Expanded"><text:span text:style-name="T3">MARKETINGASSISTENT</text:span></text:span><text:span text:style-name="T3"> – Green Energy United</text:span></text:p>
      <text:list xml:id="list114829647630903" text:continue-numbering="true" text:style-name="WWNum1">
        <text:list-item>
          <text:p text:style-name="P9"><text:span text:style-name="T4">Sedsuscipit ante in arcuegestasconvallis. </text:span><text:span text:style-name="T3">Etiamfermentumtellussitamet. </text:span></text:p>
        </text:list-item>
        <text:list-item>
          <text:p text:style-name="P9"><text:span text:style-name="T4">Magna nisltempusdolor, egetfringillalectusurnavelipsum. </text:span>Tristique ultrices. Nulla id auctorarcu. </text:p>
        </text:list-item>
      </text:list>
      <text:p text:style-name="Standard"/>
      <text:p text:style-name="Standard"><text:tab/><text:span text:style-name="T3">2003 – 2005<text:tab/></text:span><text:span text:style-name="Red_20_Caps_20_Expanded"><text:span text:style-name="T3">WRITER</text:span></text:span><text:span text:style-name="T3"> – Constant Content</text:span></text:p>
      <text:list xml:id="list114829541687878" text:continue-numbering="true" text:style-name="WWNum1">
        <text:list-item>
          <text:p text:style-name="P11">Suspendisse duipurus, scelerisqueat</text:p>
        </text:list-item>
        <text:list-item>
          <text:p text:style-name="P11">Avulputate vitae, pretium mattis, nunc. Mauriseqetnequeatsemvenenatis.</text:p>
        </text:list-item>
      </text:list>
      <text:p text:style-name="P3"/>
      <text:list xml:id="list114828930377543" text:continue-list="list2563181660" text:style-name="Outline">
        <text:list-item>
          <text:h text:style-name="P8" text:outline-level="1"><text:tab/><text:tab/>AUSBILDUNG</text:h>
        </text:list-item>
      </text:list>
      <text:p text:style-name="P3"/>
      <text:p text:style-name="Standard"><text:span text:style-name="T4"><text:tab/>2001 – 2003<text:tab/></text:span><text:span text:style-name="Red_20_Caps_20_Expanded">BACHELOR VONETWAS</text:span><text:span text:style-name="T4"> - Green Elephant Arts University</text:span></text:p>
      <text:list xml:id="list114829629672220" text:continue-list="list114829541687878" text:style-name="WWNum1">
        <text:list-item>
          <text:p text:style-name="P11">Suspendisseduipurus, scelerisqueat</text:p>
        </text:list-item>
        <text:list-item>
          <text:p text:style-name="P11">Avulputate vitae, pretium mattis, nunc. Maurisqetnequeatsemvenenatis.</text:p>
        </text:list-item>
      </text:list>
      <text:p text:style-name="P3"/>
      <text:list xml:id="list114829583789429" text:continue-list="list114828930377543" text:style-name="Outline">
        <text:list-item>
          <text:h text:style-name="P8" text:outline-level="1"><text:tab/><text:tab/>AUSZEICHNUNGEN</text:h>
        </text:list-item>
      </text:list>
      <text:p text:style-name="P3"/>
      <text:p text:style-name="Standard"><text:span text:style-name="T4"><text:tab/>2014<text:tab/></text:span><text:span text:style-name="Red_20_Caps_20_Expanded">Lorem ipsum</text:span><text:span text:style-name="T4">dolorsitamet, consecteturadipiscingelit</text:span></text:p>
      <text:p text:style-name="Standard"><text:span text:style-name="T4"><text:tab/></text:span>2013<text:tab/><text:span text:style-name="Red_20_Caps_20_Expanded"><text:span text:style-name="T7">Mauris</text:span></text:span>facilisiseleifend nunc ut consequat</text:p>
      <text:p text:style-name="Standard"><text:tab/>2012<text:tab/><text:span text:style-name="Red_20_Caps_20_Expanded"><text:span text:style-name="T7">Quisque</text:span></text:span>sitametinterdum nunc</text:p>
      <text:p text:style-name="Standard"><text:tab/>2010<text:tab/><text:span text:style-name="Red_20_Caps_20_Expanded"><text:span text:style-name="T7">Pellentesque lobortis</text:span></text:span> nec nibheget mollis</text:p>
      <text:p text:style-name="Standard"><text:soft-page-break/><text:tab/>2010<text:tab/><text:span text:style-name="Red_20_Caps_20_Expanded"><text:span text:style-name="T7">Vestibulum</text:span></text:span> vitae pulvinartortor. <text:span text:style-name="T4">Nam ornarecondimentum lacus</text:span></text:p>
      <text:p text:style-name="P5"/>
      <text:p text:style-name="P5">220-Kraftige-Rote-Schattierungen / 10.10.2 Bewerbung – 2.10 Neue 2019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sto MT" svg:font-family="'Calisto MT'" style:font-family-generic="roman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ibri2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listo MT1" svg:font-family="'Calisto M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style:contextual-spacing="false" fo:line-height="0.222in" fo:text-align="start" style:justify-single-word="false" fo:orphans="2" fo:widows="2" style:writing-mode="lr-tb">
        <style:tab-stops>
          <style:tab-stop style:position="1.5in" style:type="right"/>
          <style:tab-stop style:position="2in"/>
        </style:tab-stops>
      </style:paragraph-properties>
      <style:text-properties fo:color="#00000a" loext:opacity="100%" style:font-name="Century Gothic" fo:font-family="'Century Gothic'" style:font-family-generic="roman" style:font-pitch="variable" fo:font-size="10pt" fo:language="fr" fo:country="FR" style:letter-kerning="true" style:font-name-asian="Calibri1" style:font-family-asian="Calibri" style:font-family-generic-asian="system" style:font-pitch-asian="variable" style:font-size-asian="10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text-properties fo:text-transform="uppercase" fo:letter-spacing="0.0417in" fo:font-weight="bold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c45911" loext:opacity="100%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end" style:justify-single-word="false"/>
      <style:text-properties fo:color="#262626" loext:opacity="100%"/>
    </style:style>
    <style:style style:name="Normal_20__28_Web_29_" style:display-name="Normal (Web)" style:family="paragraph" style:parent-style-name="Standard" style:default-outline-level="" style:list-style-name="">
      <style:paragraph-properties fo:margin-top="0.0193in" fo:margin-bottom="0.0193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ame" style:family="paragraph" style:parent-style-name="Standard" style:default-outline-level="" style:list-style-name="">
      <style:paragraph-properties fo:line-height="100%"/>
      <style:text-properties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Standard" style:default-outline-level="" style:list-style-name="">
      <style:text-properties fo:font-weight="bold" style:font-weight-asian="bold"/>
    </style:style>
    <style:style style:name="Summary" style:family="paragraph" style:parent-style-name="Standard" style:default-outline-level="" style:list-style-name="">
      <style:text-properties style:font-name="Rockwell" fo:font-family="Rockwell" style:font-family-generic="roman" style:font-pitch="variable" fo:font-style="italic" style:font-style-asian="italic"/>
    </style:style>
    <style:style style:name="Orange_20_Italic" style:display-name="Orange Italic" style:family="paragraph" style:parent-style-name="Standard" style:default-outline-level="" style:list-style-name="">
      <style:text-properties fo:color="#c45911" loext:opacity="100%" fo:font-style="italic" style:font-style-asian="italic"/>
    </style:style>
    <style:style style:name="Project_20_Name" style:display-name="Project Name" style:family="paragraph" style:parent-style-name="Standard" style:default-outline-level="" style:list-style-name="">
      <style:text-properties fo:text-transform="uppercase" fo:color="#7b7b7b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1.5in" style:type="right"/>
          <style:tab-stop style:position="2in"/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2.25in" fo:margin-right="0in" fo:margin-top="0in" fo:margin-bottom="0in" style:contextual-spacing="false" fo:line-height="0.2in" fo:text-indent="0in" style:auto-text-indent="false">
        <style:tab-stops>
          <style:tab-stop style:position="1in" style:type="right"/>
          <style:tab-stop style:position="1.5in"/>
          <style:tab-stop style:position="2in"/>
        </style:tab-stops>
      </style:paragraph-properties>
    </style:style>
    <style:style style:name="Highlighted_20_with_20_gray" style:display-name="Highlighted with gray" style:family="paragraph" style:parent-style-name="Standard" style:default-outline-level="" style:list-style-name="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</style:style>
    <style:style style:name="Number_20_in_20_circle" style:display-name="Number in circle" style:family="paragraph" style:parent-style-name="Standard" style:default-outline-level="" style:list-style-name="">
      <style:paragraph-properties fo:line-height="100%" fo:text-align="center" style:justify-single-word="false"/>
      <style:text-properties fo:color="#000000" loext:opacity="100%" fo:font-size="9pt" fo:language="en" fo:country="US" style:font-size-asian="9pt" style:font-size-complex="9pt"/>
    </style:style>
    <style:style style:name="Frame_20_contents" style:display-name="Frame contents" style:family="paragraph" style:parent-style-name="Standard" style:default-outline-level="" style:list-style-name="" style:class="extra"/>
    <style:style style:name="Default_20_Paragraph_20_Font" style:display-name="Default Paragraph Font" style:family="text"/>
    <style:style style:name="Internetverknüpfung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roman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roman" style:font-pitch="variable" fo:language="fr" fo:country="FR"/>
    </style:style>
    <style:style style:name="Blue_20_Bold" style:display-name="Blue Bold" style:family="text" style:parent-style-name="Default_20_Paragraph_20_Font">
      <style:text-properties fo:text-transform="uppercase" fo:color="#3e7aa2" loext:opacity="100%" fo:letter-spacing="0.013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Red_20_Caps_20_Expanded" style:display-name="Red Caps Expanded" style:family="text" style:parent-style-name="Default_20_Paragraph_20_Font">
      <style:text-properties fo:text-transform="uppercase" fo:color="#c00000" loext:opacity="100%" fo:letter-spacing="0.0138in" fo:language="en" fo:country="US"/>
    </style:style>
    <style:style style:name="hps" style:family="text" style:parent-style-name="Default_20_Paragraph_20_Font"/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000000" loext:opacity="100%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70c0" loext:opacity="100%" style:font-name="Calibri" fo:font-family="Calibri" style:font-family-generic="roman" style:font-pitch="variable" fo:language="de" fo:country="CH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fo:color="#000000" loext:opacity="100%" style:font-name-complex="Calisto MT1" style:font-family-complex="'Calisto MT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0" style:num-suffix="+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0398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02in" fo:margin-left="0in" fo:margin-right="0in" fo:margin-bottom="0.420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6T16:31:00</meta:creation-date>
    <meta:initial-creator>lebenslaufgestalten.de</meta:initial-creator>
    <dc:language>de-CH</dc:language>
    <meta:print-date>2019-06-18T12:03:01.89</meta:print-date>
    <dc:date>2021-07-30T11:48:28.829535569</dc:date>
    <meta:editing-cycles>7</meta:editing-cycles>
    <meta:editing-duration>PT20M30S</meta:editing-duration>
    <meta:generator>LibreOffice/7.1.4.2$Linux_X86_64 LibreOffice_project/10$Build-2</meta:generator>
    <meta:document-statistic meta:table-count="0" meta:image-count="0" meta:object-count="0" meta:page-count="3" meta:paragraph-count="29" meta:word-count="149" meta:character-count="1432" meta:non-whitespace-character-count="1291"/>
    <meta:template xlink:type="simple" xlink:actuate="onRequest" xlink:title="Normal.dotm" xlink:href=""/>
  </office:meta>
</office:document-meta>
</file>